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16"/>
    <style:style style:name="P2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3" style:family="paragraph" style:parent-style-name="Heading_20_1">
      <style:paragraph-properties fo:margin-left="0cm" fo:margin-right="0cm" fo:text-indent="0cm" style:auto-text-indent="false"/>
    </style:style>
    <style:style style:name="P4" style:family="paragraph" style:parent-style-name="Footer">
      <style:paragraph-properties fo:margin-left="0cm" fo:margin-right="0.635cm" fo:text-indent="1.27cm" style:auto-text-indent="false"/>
    </style:style>
    <style:style style:name="P5" style:family="paragraph" style:parent-style-name="Text_20_body_20_indent">
      <style:paragraph-properties fo:margin-left="0cm" fo:margin-right="0cm" fo:text-indent="0cm" style:auto-text-indent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ssignment for Module 8</text:h>
      <text:p text:style-name="Text_20_body_20_indent">The assignment for Module 8 provides practice applying the ERD notation to narrative problem descriptions. I encourage you to use the ER Assistant or Visual Paradigm to complete the problems in module 8. Module 7 contains software demonstrations for both the ER Assistant and Visual Paradigm. </text:p>
      <text:p text:style-name="P5"><text:span text:style-name="T1">1. Narrative Problem Requirements</text:span></text:p>
      <text:list xml:id="list3900770704655872774" text:style-name="WW8Num16">
        <text:list-item>
          <text:p text:style-name="P1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p>
        </text:list-item>
        <text:list-item>
          <text:p text:style-name="P1"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p>
        </text:list-item>
        <text:list-item>
          <text:p text:style-name="P1">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p>
        </text:list-item>
        <text:list-item>
          <text:p text:style-name="P1">Revise the ERD from problem 3 to use an M-N relationship. </text:p>
        </text:list-item>
      </text:list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en" fo:country="IN" style:language-asian="en" style:country-asian="IN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date-style style:name="N111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><text:date style:data-style-name="N111" text:date-value="2019-07-31T14:50:24.594001891">7/31/2019</text:date><text:tab/>Assignment for Module 8<text:tab/>Page <text:span text:style-name="Page_20_Number"><text:page-number text:select-page="current">2</text:page-number></text:span></text:p>
      </style:header>
      <style:header-first>
        <text:p text:style-name="Header"/>
      </style:header-first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meta:initial-creator>Michael Mannino</meta:initial-creator>
    <meta:creation-date>2011-11-02T02:10:00</meta:creation-date>
    <dc:date>2019-07-31T14:50:24.401826548</dc:date>
    <meta:print-date>2013-10-25T14:54:00</meta:print-date>
    <meta:editing-cycles>65</meta:editing-cycles>
    <meta:editing-duration>PT2H31M56S</meta:editing-duration>
    <meta:document-statistic meta:table-count="0" meta:image-count="0" meta:object-count="0" meta:page-count="1" meta:paragraph-count="8" meta:word-count="313" meta:character-count="1775" meta:non-whitespace-character-count="1472"/>
    <meta:generator>LibreOffice/5.1.6.2$Linux_X86_64 LibreOffice_project/10m0$Build-2</meta:generator>
  </office:meta>
</office:document-meta>
</file>